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janeiro/2023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FERREIRA DA ROCHA JUNIOR - CPF: 086.369.806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1/2023 a 18/0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6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1/2023</text:p>
          </table:table-cell>
          <table:covered-table-cell/>
          <table:table-cell office:value-type="string" table:number-columns-spanned="8" table:number-rows-spanned="1" table:style-name="ce22">
            <text:p>SECURITY 7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2.908.990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SIRENE DE CERCA ELÉTRI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4 - PRR3ª REGIÃO - PRR/3ª REGIAO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BRUNO RICARDO GIANGIARDI - CPF: 340.289.668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3 a 01/04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2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1/2023</text:p>
          </table:table-cell>
          <table:covered-table-cell/>
          <table:table-cell office:value-type="string" table:number-columns-spanned="8" table:number-rows-spanned="1" table:style-name="ce22">
            <text:p>FERRAGENS CAMPE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61.751.855/0001-49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DESPACHO 777/2023 DLSG/PRR3ª - PRR3ª-00002014/202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99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28/02/2023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565" table:style-name="ro4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23-02-28T21:46:24Z</meta:creation-date>
    <dc:date>2023-02-28T21:46:25Z</dc:date>
  </office:meta>
</office:document-meta>
</file>